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cm 7.79819244682281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2) rotate (-1.55281943549936) translate (3.53904721410439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205) rotate (-2.15652882376419) translate (3.6678895804585cm 2.44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1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3cm 7.955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2.173cm" svg:height="0.839cm" draw:transform="rotate (-2.60490390860154) translate (4.3647612242735cm 5.72188752675019cm)" svg:viewBox="0 0 2174 840" svg:d="M46 840c681-41 1591-143 1959-139 131 1 278-692 51-701-857 109-1454 123-1903 132-129 2-208 715-107 708z">
          <text:p/>
        </draw:path>
        <draw:path draw:style-name="gr1" draw:text-style-name="P1" draw:layer="layout" svg:width="0.902cm" svg:height="0.661cm" draw:transform="rotate (-2.15687788961459) translate (3.019624478732cm 6.200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62545731859399cm 5.084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1:48.473000000</dc:date>
    <meta:editing-duration>PT3M1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